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593cm" fo:min-width="15.3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10.61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8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31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77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627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7.437cm" loext:decorative="false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gr9" style:family="graphic" style:parent-style-name="standard">
      <style:graphic-properties draw:fill-color="#ff8000" draw:textarea-horizontal-align="justify" draw:textarea-vertical-align="middle" draw:auto-grow-height="false" fo:min-height="0.385cm" fo:min-width="3.31cm" loext:decorative="false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385cm" fo:min-width="0.77cm" loext:decorative="false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385cm" fo:min-width="7.437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9.843cm" svg:x="2.905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112cm" svg:height="0.635cm" svg:x="3.54cm" svg:y="7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35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5.44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5.445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7cm" svg:height="0.635cm" svg:x="9.255cm" svg:y="13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6.715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7.985cm" svg:y="12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937cm" svg:height="0.635cm" svg:x="10.208cm" svg:y="14.335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54cm" svg:y1="6.08cm" svg:x2="3.54cm" svg:y2="7.032cm">
          <text:p/>
        </draw:line>
        <draw:line draw:style-name="gr8" draw:text-style-name="P3" draw:layer="layout" svg:x1="4.81cm" svg:y1="6.08cm" svg:x2="4.81cm" svg:y2="7.032cm">
          <text:p/>
        </draw:line>
        <draw:line draw:style-name="gr8" draw:text-style-name="P3" draw:layer="layout" svg:x1="6.08cm" svg:y1="6.08cm" svg:x2="6.08cm" svg:y2="7.032cm">
          <text:p/>
        </draw:line>
        <draw:line draw:style-name="gr8" draw:text-style-name="P3" draw:layer="layout" svg:x1="7.35cm" svg:y1="6.08cm" svg:x2="7.35cm" svg:y2="7.032cm">
          <text:p/>
        </draw:line>
        <draw:line draw:style-name="gr8" draw:text-style-name="P3" draw:layer="layout" svg:x1="8.62cm" svg:y1="6.08cm" svg:x2="8.62cm" svg:y2="7.032cm">
          <text:p/>
        </draw:line>
        <draw:line draw:style-name="gr8" draw:text-style-name="P3" draw:layer="layout" svg:x1="9.89cm" svg:y1="6.08cm" svg:x2="9.89cm" svg:y2="7.032cm">
          <text:p/>
        </draw:line>
        <draw:line draw:style-name="gr8" draw:text-style-name="P3" draw:layer="layout" svg:x1="3.54cm" svg:y1="6.08cm" svg:x2="3.54cm" svg:y2="7.032cm">
          <text:p/>
        </draw:line>
        <draw:line draw:style-name="gr8" draw:text-style-name="P3" draw:layer="layout" svg:x1="4.81cm" svg:y1="6.08cm" svg:x2="4.81cm" svg:y2="7.032cm">
          <text:p/>
        </draw:line>
        <draw:line draw:style-name="gr8" draw:text-style-name="P3" draw:layer="layout" svg:x1="6.08cm" svg:y1="6.08cm" svg:x2="6.08cm" svg:y2="7.032cm">
          <text:p/>
        </draw:line>
        <draw:line draw:style-name="gr8" draw:text-style-name="P3" draw:layer="layout" svg:x1="7.35cm" svg:y1="6.08cm" svg:x2="7.35cm" svg:y2="7.032cm">
          <text:p/>
        </draw:line>
        <draw:line draw:style-name="gr8" draw:text-style-name="P3" draw:layer="layout" svg:x1="8.62cm" svg:y1="6.08cm" svg:x2="8.62cm" svg:y2="7.032cm">
          <text:p/>
        </draw:line>
        <draw:line draw:style-name="gr8" draw:text-style-name="P3" draw:layer="layout" svg:x1="9.89cm" svg:y1="6.08cm" svg:x2="9.89cm" svg:y2="7.032cm">
          <text:p/>
        </draw:line>
        <draw:line draw:style-name="gr8" draw:text-style-name="P3" draw:layer="layout" svg:x1="11.16cm" svg:y1="6.08cm" svg:x2="11.16cm" svg:y2="7.032cm">
          <text:p/>
        </draw:line>
        <draw:line draw:style-name="gr8" draw:text-style-name="P3" draw:layer="layout" svg:x1="12.43cm" svg:y1="6.08cm" svg:x2="12.43cm" svg:y2="7.032cm">
          <text:p/>
        </draw:line>
        <draw:line draw:style-name="gr8" draw:text-style-name="P3" draw:layer="layout" svg:x1="13.7cm" svg:y1="6.08cm" svg:x2="13.7cm" svg:y2="7.032cm">
          <text:p/>
        </draw:line>
        <draw:line draw:style-name="gr8" draw:text-style-name="P3" draw:layer="layout" svg:x1="14.97cm" svg:y1="6.08cm" svg:x2="14.97cm" svg:y2="7.032cm">
          <text:p/>
        </draw:line>
        <draw:line draw:style-name="gr8" draw:text-style-name="P3" draw:layer="layout" svg:x1="16.24cm" svg:y1="6.08cm" svg:x2="16.24cm" svg:y2="7.032cm">
          <text:p/>
        </draw:line>
        <draw:line draw:style-name="gr8" draw:text-style-name="P3" draw:layer="layout" svg:x1="17.51cm" svg:y1="6.08cm" svg:x2="17.51cm" svg:y2="7.032cm">
          <text:p/>
        </draw:line>
        <draw:line draw:style-name="gr8" draw:text-style-name="P3" draw:layer="layout" svg:x1="11.16cm" svg:y1="6.08cm" svg:x2="11.16cm" svg:y2="7.032cm">
          <text:p/>
        </draw:line>
        <draw:line draw:style-name="gr8" draw:text-style-name="P3" draw:layer="layout" svg:x1="12.43cm" svg:y1="6.08cm" svg:x2="12.43cm" svg:y2="7.032cm">
          <text:p/>
        </draw:line>
        <draw:line draw:style-name="gr8" draw:text-style-name="P3" draw:layer="layout" svg:x1="13.7cm" svg:y1="6.08cm" svg:x2="13.7cm" svg:y2="7.032cm">
          <text:p/>
        </draw:line>
        <draw:line draw:style-name="gr8" draw:text-style-name="P3" draw:layer="layout" svg:x1="14.97cm" svg:y1="6.08cm" svg:x2="14.97cm" svg:y2="7.032cm">
          <text:p/>
        </draw:line>
        <draw:line draw:style-name="gr8" draw:text-style-name="P3" draw:layer="layout" svg:x1="16.24cm" svg:y1="6.08cm" svg:x2="16.24cm" svg:y2="7.032cm">
          <text:p/>
        </draw:line>
        <draw:line draw:style-name="gr8" draw:text-style-name="P3" draw:layer="layout" svg:x1="17.51cm" svg:y1="6.08cm" svg:x2="17.51cm" svg:y2="7.032cm">
          <text:p/>
        </draw:line>
        <draw:custom-shape draw:style-name="gr1" draw:text-style-name="P1" draw:layer="layout" svg:width="15.875cm" svg:height="9.843cm" svg:x="2.905cm" svg:y="16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112cm" svg:height="0.635cm" svg:x="3.54cm" svg:y="18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35cm" svg:x="3.54cm" svg:y="19.0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81cm" svg:height="0.635cm" svg:x="5.445cm" svg:y="20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0.635cm" svg:x="5.445cm" svg:y="21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7cm" svg:height="0.635cm" svg:x="9.255cm" svg:y="23.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0.635cm" svg:x="6.715cm" svg:y="21.9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0.635cm" svg:x="7.985cm" svg:y="22.9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937cm" svg:height="0.635cm" svg:x="10.208cm" svg:y="24.813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54cm" svg:y1="16.558cm" svg:x2="3.54cm" svg:y2="17.51cm">
          <text:p/>
        </draw:line>
        <draw:line draw:style-name="gr8" draw:text-style-name="P3" draw:layer="layout" svg:x1="4.81cm" svg:y1="16.558cm" svg:x2="4.81cm" svg:y2="17.51cm">
          <text:p/>
        </draw:line>
        <draw:line draw:style-name="gr8" draw:text-style-name="P3" draw:layer="layout" svg:x1="6.08cm" svg:y1="16.558cm" svg:x2="6.08cm" svg:y2="17.51cm">
          <text:p/>
        </draw:line>
        <draw:line draw:style-name="gr8" draw:text-style-name="P3" draw:layer="layout" svg:x1="7.35cm" svg:y1="16.558cm" svg:x2="7.35cm" svg:y2="17.51cm">
          <text:p/>
        </draw:line>
        <draw:line draw:style-name="gr8" draw:text-style-name="P3" draw:layer="layout" svg:x1="8.62cm" svg:y1="16.558cm" svg:x2="8.62cm" svg:y2="17.51cm">
          <text:p/>
        </draw:line>
        <draw:line draw:style-name="gr8" draw:text-style-name="P3" draw:layer="layout" svg:x1="9.89cm" svg:y1="16.558cm" svg:x2="9.89cm" svg:y2="17.51cm">
          <text:p/>
        </draw:line>
        <draw:line draw:style-name="gr8" draw:text-style-name="P3" draw:layer="layout" svg:x1="3.54cm" svg:y1="16.558cm" svg:x2="3.54cm" svg:y2="17.51cm">
          <text:p/>
        </draw:line>
        <draw:line draw:style-name="gr8" draw:text-style-name="P3" draw:layer="layout" svg:x1="4.81cm" svg:y1="16.558cm" svg:x2="4.81cm" svg:y2="17.51cm">
          <text:p/>
        </draw:line>
        <draw:line draw:style-name="gr8" draw:text-style-name="P3" draw:layer="layout" svg:x1="6.08cm" svg:y1="16.558cm" svg:x2="6.08cm" svg:y2="17.51cm">
          <text:p/>
        </draw:line>
        <draw:line draw:style-name="gr8" draw:text-style-name="P3" draw:layer="layout" svg:x1="7.35cm" svg:y1="16.558cm" svg:x2="7.35cm" svg:y2="17.51cm">
          <text:p/>
        </draw:line>
        <draw:line draw:style-name="gr8" draw:text-style-name="P3" draw:layer="layout" svg:x1="8.62cm" svg:y1="16.558cm" svg:x2="8.62cm" svg:y2="17.51cm">
          <text:p/>
        </draw:line>
        <draw:line draw:style-name="gr8" draw:text-style-name="P3" draw:layer="layout" svg:x1="9.89cm" svg:y1="16.558cm" svg:x2="9.89cm" svg:y2="17.51cm">
          <text:p/>
        </draw:line>
        <draw:line draw:style-name="gr8" draw:text-style-name="P3" draw:layer="layout" svg:x1="11.16cm" svg:y1="16.558cm" svg:x2="11.16cm" svg:y2="17.51cm">
          <text:p/>
        </draw:line>
        <draw:line draw:style-name="gr8" draw:text-style-name="P3" draw:layer="layout" svg:x1="12.43cm" svg:y1="16.558cm" svg:x2="12.43cm" svg:y2="17.51cm">
          <text:p/>
        </draw:line>
        <draw:line draw:style-name="gr8" draw:text-style-name="P3" draw:layer="layout" svg:x1="13.7cm" svg:y1="16.558cm" svg:x2="13.7cm" svg:y2="17.51cm">
          <text:p/>
        </draw:line>
        <draw:line draw:style-name="gr8" draw:text-style-name="P3" draw:layer="layout" svg:x1="14.97cm" svg:y1="16.558cm" svg:x2="14.97cm" svg:y2="17.51cm">
          <text:p/>
        </draw:line>
        <draw:line draw:style-name="gr8" draw:text-style-name="P3" draw:layer="layout" svg:x1="16.24cm" svg:y1="16.558cm" svg:x2="16.24cm" svg:y2="17.51cm">
          <text:p/>
        </draw:line>
        <draw:line draw:style-name="gr8" draw:text-style-name="P3" draw:layer="layout" svg:x1="17.51cm" svg:y1="16.558cm" svg:x2="17.51cm" svg:y2="17.51cm">
          <text:p/>
        </draw:line>
        <draw:line draw:style-name="gr8" draw:text-style-name="P3" draw:layer="layout" svg:x1="11.16cm" svg:y1="16.558cm" svg:x2="11.16cm" svg:y2="17.51cm">
          <text:p/>
        </draw:line>
        <draw:line draw:style-name="gr8" draw:text-style-name="P3" draw:layer="layout" svg:x1="12.43cm" svg:y1="16.558cm" svg:x2="12.43cm" svg:y2="17.51cm">
          <text:p/>
        </draw:line>
        <draw:line draw:style-name="gr8" draw:text-style-name="P3" draw:layer="layout" svg:x1="13.7cm" svg:y1="16.558cm" svg:x2="13.7cm" svg:y2="17.51cm">
          <text:p/>
        </draw:line>
        <draw:line draw:style-name="gr8" draw:text-style-name="P3" draw:layer="layout" svg:x1="14.97cm" svg:y1="16.558cm" svg:x2="14.97cm" svg:y2="17.51cm">
          <text:p/>
        </draw:line>
        <draw:line draw:style-name="gr8" draw:text-style-name="P3" draw:layer="layout" svg:x1="16.24cm" svg:y1="16.558cm" svg:x2="16.24cm" svg:y2="17.51cm">
          <text:p/>
        </draw:line>
        <draw:line draw:style-name="gr8" draw:text-style-name="P3" draw:layer="layout" svg:x1="17.51cm" svg:y1="16.558cm" svg:x2="17.51cm" svg:y2="17.5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20:22:36.672751688</meta:creation-date>
    <dc:date>2024-08-14T10:42:09.655072570</dc:date>
    <meta:editing-duration>PT14H11M27S</meta:editing-duration>
    <meta:editing-cycles>1</meta:editing-cycles>
    <meta:document-statistic meta:object-count="66"/>
    <meta:generator>LibreOffice/7.6.7.2$Linux_X86_64 LibreOffice_project/60$Build-2</meta:generator>
  </office:meta>
</office:document-meta>
</file>